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445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H265_rescues_exchanges_combinatorialLibrary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gRNA_target</text:p>
          </table:table-cell>
          <table:table-cell table:style-name="Default" office:value-type="string" calcext:value-type="string">
            <text:p>norm</text:p>
          </table:table-cell>
          <table:table-cell table:style-name="Default" office:value-type="string" calcext:value-type="string">
            <text:p>p_fit_adj_WT</text:p>
          </table:table-cell>
          <table:table-cell office:value-type="string" calcext:value-type="string">
            <text:p>num_barcodes</text:p>
          </table:table-cell>
          <table:table-cell office:value-type="string" calcext:value-type="string">
            <text:p>number_muts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.00E+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337A</text:p>
          </table:table-cell>
          <table:table-cell office:value-type="float" office:value="-0.178556330815346" calcext:value-type="float">
            <text:p>-0.18</text:p>
          </table:table-cell>
          <table:table-cell office:value-type="float" office:value="0.00172237454415167" calcext:value-type="float">
            <text:p>1.72E-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141V,M154D,H265K,Q406E,S446I</text:p>
          </table:table-cell>
          <table:table-cell office:value-type="float" office:value="0.754317249964048" calcext:value-type="float">
            <text:p>0.75</text:p>
          </table:table-cell>
          <table:table-cell office:value-type="float" office:value="0.130932694522158" calcext:value-type="float">
            <text:p>1.31E-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141V,M154D,H265K,V337A,Q406E,S446I</text:p>
          </table:table-cell>
          <table:table-cell office:value-type="float" office:value="1.23075469267839" calcext:value-type="float">
            <text:p>1.23</text:p>
          </table:table-cell>
          <table:table-cell office:value-type="float" office:value="0.161473364827722" calcext:value-type="float">
            <text:p>1.61E-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337S</text:p>
          </table:table-cell>
          <table:table-cell office:value-type="float" office:value="0.000109921363940683" calcext:value-type="float">
            <text:p>0.00</text:p>
          </table:table-cell>
          <table:table-cell office:value-type="float" office:value="0.000806051874252312" calcext:value-type="float">
            <text:p>8.06E-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141V,H265A,S446T</text:p>
          </table:table-cell>
          <table:table-cell office:value-type="float" office:value="1.07497085120492" calcext:value-type="float">
            <text:p>1.07</text:p>
          </table:table-cell>
          <table:table-cell office:value-type="float" office:value="0.328202006616006" calcext:value-type="float">
            <text:p>3.28E-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141V,H265A,V337S,S446T</text:p>
          </table:table-cell>
          <table:table-cell office:value-type="float" office:value="1.11097870268052" calcext:value-type="float">
            <text:p>1.11</text:p>
          </table:table-cell>
          <table:table-cell office:value-type="float" office:value="0.287091868218934" calcext:value-type="float">
            <text:p>2.87E-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265A</text:p>
          </table:table-cell>
          <table:table-cell office:value-type="float" office:value="0.722082019850512" calcext:value-type="float">
            <text:p>0.72</text:p>
          </table:table-cell>
          <table:table-cell office:value-type="float" office:value="0.00959808819378025" calcext:value-type="float">
            <text:p>9.60E-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54K,Q406D,S446T</text:p>
          </table:table-cell>
          <table:table-cell office:value-type="float" office:value="1.21553395897308" calcext:value-type="float">
            <text:p>1.22</text:p>
          </table:table-cell>
          <table:table-cell office:value-type="float" office:value="0.197885350562033" calcext:value-type="float">
            <text:p>1.98E-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154K,H265A,Q406D,S446T</text:p>
          </table:table-cell>
          <table:table-cell office:value-type="float" office:value="1.47356927038785" calcext:value-type="float">
            <text:p>1.47</text:p>
          </table:table-cell>
          <table:table-cell office:value-type="float" office:value="0.0178547619120401" calcext:value-type="float">
            <text:p>1.79E-0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141V,M154A,K261A,Q406E,S446T</text:p>
          </table:table-cell>
          <table:table-cell office:value-type="float" office:value="1.44683354581113" calcext:value-type="float">
            <text:p>1.45</text:p>
          </table:table-cell>
          <table:table-cell office:value-type="float" office:value="0.031087543129265" calcext:value-type="float">
            <text:p>3.11E-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141V,M154A,K261A,H265A,Q406E,S446T</text:p>
          </table:table-cell>
          <table:table-cell office:value-type="float" office:value="1.41868260251433" calcext:value-type="float">
            <text:p>1.42</text:p>
          </table:table-cell>
          <table:table-cell office:value-type="float" office:value="0.00863979946305184" calcext:value-type="float">
            <text:p>8.64E-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141V,K261E,S446A</text:p>
          </table:table-cell>
          <table:table-cell office:value-type="float" office:value="0.639509613134646" calcext:value-type="float">
            <text:p>0.64</text:p>
          </table:table-cell>
          <table:table-cell office:value-type="float" office:value="0.0399279703355781" calcext:value-type="float">
            <text:p>3.99E-0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141V,K261E,H265A,S446A</text:p>
          </table:table-cell>
          <table:table-cell office:value-type="float" office:value="1.56281400832219" calcext:value-type="float">
            <text:p>1.56</text:p>
          </table:table-cell>
          <table:table-cell office:value-type="float" office:value="0.0259242859232285" calcext:value-type="float">
            <text:p>2.59E-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265K</text:p>
          </table:table-cell>
          <table:table-cell office:value-type="float" office:value="0.494550165443637" calcext:value-type="float">
            <text:p>0.49</text:p>
          </table:table-cell>
          <table:table-cell office:value-type="float" office:value="0.00282377348279234" calcext:value-type="float">
            <text:p>2.82E-0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141V,K261A,Q406E,S446I</text:p>
          </table:table-cell>
          <table:table-cell office:value-type="float" office:value="1.44465528497446" calcext:value-type="float">
            <text:p>1.44</text:p>
          </table:table-cell>
          <table:table-cell office:value-type="float" office:value="0.130932694522158" calcext:value-type="float">
            <text:p>1.31E-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141V,K261A,H265K,Q406E,S446I</text:p>
          </table:table-cell>
          <table:table-cell office:value-type="float" office:value="2.17779678449454" calcext:value-type="float">
            <text:p>2.18</text:p>
          </table:table-cell>
          <table:table-cell office:value-type="float" office:value="0.10712056130184" calcext:value-type="float">
            <text:p>1.07E-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7-27T16:35:12.038996748</dc:date>
    <meta:editing-duration>PT3M21S</meta:editing-duration>
    <meta:editing-cycles>3</meta:editing-cycles>
    <meta:document-statistic meta:table-count="1" meta:cell-count="90" meta:object-count="0"/>
  </office:meta>
</office:document-meta>
</file>